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 draw:shadow-offset-x="0.305cm" draw:shadow-offset-y="0.305cm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color="#000000" draw:fill="none" draw:fill-color="#ffffff" fo:min-height="1.651cm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27cm" svg:height="1.27cm" svg:x="2.27cm" svg:y="2.27cm">
          <text:p/>
        </draw:rect>
        <draw:rect draw:style-name="gr2" draw:text-style-name="P1" draw:layer="layout" svg:width="8.636cm" svg:height="3.302cm" svg:x="4.81cm" svg:y="4.429cm">
          <text:p/>
        </draw:rect>
        <draw:circle draw:style-name="gr3" draw:text-style-name="P2" draw:layer="layout" svg:width="0.217cm" svg:height="0.217cm" svg:x="21.212cm" svg:y="3.432cm">
          <text:p/>
        </draw:circle>
        <draw:rect draw:style-name="gr1" draw:text-style-name="P1" draw:layer="layout" svg:width="1.27cm" svg:height="1.27cm" svg:x="20.05cm" svg:y="2.27cm">
          <text:p/>
        </draw:rect>
        <draw:frame draw:style-name="gr4" draw:layer="layout" svg:width="4.826cm" svg:height="2.387cm" svg:x="22.971cm" svg:y="2.016cm">
          <draw:text-box>
            <text:p>Hole for 4/40 tapping in 1/4 inch plastic</text:p>
          </draw:text-box>
        </draw:frame>
        <draw:circle draw:style-name="gr5" draw:text-style-name="P2" draw:layer="layout" svg:width="0.217cm" svg:height="0.217cm" svg:x="13.084cm" svg:y="5.99cm">
          <text:p/>
        </draw:circle>
        <draw:rect draw:style-name="gr1" draw:text-style-name="P1" draw:layer="layout" svg:width="1.27cm" svg:height="1.27cm" svg:x="11.922cm" svg:y="4.828cm">
          <text:p/>
        </draw:rect>
        <draw:circle draw:style-name="gr6" draw:text-style-name="P2" draw:layer="layout" svg:width="0.217cm" svg:height="0.217cm" svg:x="5.21cm" svg:y="7.133cm">
          <text:p/>
        </draw:circle>
        <draw:rect draw:style-name="gr1" draw:text-style-name="P1" draw:layer="layout" svg:width="1.27cm" svg:height="1.27cm" svg:x="4.048cm" svg:y="5.971cm">
          <text:p/>
        </draw:rect>
        <draw:circle draw:style-name="gr7" draw:text-style-name="P2" draw:layer="layout" svg:width="0.217cm" svg:height="0.217cm" svg:x="5.21cm" svg:y="4.829cm">
          <text:p/>
        </draw:circle>
        <draw:rect draw:style-name="gr1" draw:text-style-name="P1" draw:layer="layout" svg:width="1.27cm" svg:height="1.27cm" svg:x="4.048cm" svg:y="3.667cm">
          <text:p/>
        </draw:rect>
        <draw:circle draw:style-name="gr8" draw:text-style-name="P2" draw:layer="layout" svg:width="0.217cm" svg:height="0.217cm" svg:x="7.496cm" svg:y="5.972cm">
          <text:p/>
        </draw:circle>
        <draw:rect draw:style-name="gr1" draw:text-style-name="P1" draw:layer="layout" svg:width="1.27cm" svg:height="1.27cm" svg:x="6.334cm" svg:y="4.81cm">
          <text:p/>
        </draw:rect>
        <draw:frame draw:style-name="gr4" draw:layer="layout" svg:width="4.826cm" svg:height="1.901cm" svg:x="6.334cm" svg:y="1.635cm">
          <draw:text-box>
            <text:p>Teensy Xbee adapter</text:p>
          </draw:text-box>
        </draw:frame>
        <draw:rect draw:style-name="gr2" draw:text-style-name="P1" draw:layer="layout" svg:width="2.54cm" svg:height="3.176cm" svg:x="4.81cm" svg:y="14.969cm">
          <text:p/>
        </draw:rect>
        <draw:frame draw:style-name="gr4" draw:layer="layout" svg:width="4.826cm" svg:height="1.901cm" svg:x="6.334cm" svg:y="11.541cm">
          <draw:text-box>
            <text:p>Analog stick breakout</text:p>
          </draw:text-box>
        </draw:frame>
        <draw:rect draw:style-name="gr1" draw:text-style-name="P1" draw:layer="layout" svg:width="1.27cm" svg:height="1.27cm" svg:x="4.81cm" svg:y="12.43cm">
          <text:p/>
        </draw:rect>
        <draw:circle draw:style-name="gr9" draw:text-style-name="P2" draw:layer="layout" svg:width="0.217cm" svg:height="0.217cm" svg:x="4.956cm" svg:y="17.783cm">
          <text:p/>
        </draw:circle>
        <draw:rect draw:style-name="gr1" draw:text-style-name="P1" draw:layer="layout" svg:width="1.27cm" svg:height="1.27cm" svg:x="3.794cm" svg:y="16.621cm">
          <text:p/>
        </draw:rect>
        <draw:circle draw:style-name="gr10" draw:text-style-name="P2" draw:layer="layout" svg:width="0.217cm" svg:height="0.217cm" svg:x="6.988cm" svg:y="17.783cm">
          <text:p/>
        </draw:circle>
        <draw:rect draw:style-name="gr1" draw:text-style-name="P1" draw:layer="layout" svg:width="1.27cm" svg:height="1.27cm" svg:x="5.826cm" svg:y="16.621cm">
          <text:p/>
        </draw:rect>
        <draw:circle draw:style-name="gr11" draw:text-style-name="P2" draw:layer="layout" svg:width="0.217cm" svg:height="0.217cm" svg:x="6.988cm" svg:y="15.116cm">
          <text:p/>
        </draw:circle>
        <draw:rect draw:style-name="gr1" draw:text-style-name="P1" draw:layer="layout" svg:width="1.27cm" svg:height="1.27cm" svg:x="5.826cm" svg:y="13.954cm">
          <text:p/>
        </draw:rect>
        <draw:circle draw:style-name="gr12" draw:text-style-name="P2" draw:layer="layout" svg:width="0.217cm" svg:height="0.217cm" svg:x="4.956cm" svg:y="15.116cm">
          <text:p/>
        </draw:circle>
        <draw:rect draw:style-name="gr1" draw:text-style-name="P1" draw:layer="layout" svg:width="1.27cm" svg:height="1.27cm" svg:x="3.794cm" svg:y="13.954cm">
          <text:p/>
        </draw:rect>
        <draw:rect draw:style-name="gr1" draw:text-style-name="P1" draw:layer="layout" svg:width="1.27cm" svg:height="1.27cm" svg:x="17.51cm" svg:y="7.346cm">
          <text:p/>
        </draw:rect>
        <draw:rect draw:style-name="gr2" draw:text-style-name="P1" draw:layer="layout" svg:width="6.096cm" svg:height="5.334cm" svg:x="20.05cm" svg:y="9.505cm">
          <text:p/>
        </draw:rect>
        <draw:frame draw:style-name="gr4" draw:layer="layout" svg:width="4.826cm" svg:height="1.901cm" svg:x="22.209cm" svg:y="6.588cm">
          <draw:text-box>
            <text:p>Lipo (2000mah)</text:p>
          </draw:text-box>
        </draw:frame>
        <draw:rect draw:style-name="gr1" draw:text-style-name="P1" draw:layer="layout" svg:width="1.27cm" svg:height="1.27cm" svg:x="30.21cm" svg:y="2.27cm">
          <text:p/>
        </draw:rect>
        <draw:frame draw:style-name="gr4" draw:layer="layout" svg:width="4.826cm" svg:height="1.901cm" svg:x="33.131cm" svg:y="2.016cm">
          <draw:text-box>
            <text:p>Slot for zip tie</text:p>
          </draw:text-box>
        </draw:frame>
        <draw:rect draw:style-name="gr2" draw:text-style-name="P1" draw:layer="layout" svg:width="0.635cm" svg:height="0.254cm" svg:x="31.163cm" svg:y="3.413cm" draw:corner-radius="0.102cm">
          <text:p/>
        </draw:rect>
        <draw:rect draw:style-name="gr1" draw:text-style-name="P1" draw:layer="layout" svg:width="1.27cm" svg:height="1.27cm" svg:x="20.05cm" svg:y="7.981cm">
          <text:p/>
        </draw:rect>
        <draw:rect draw:style-name="gr2" draw:text-style-name="P1" draw:layer="layout" svg:width="0.635cm" svg:height="0.254cm" svg:x="21.003cm" svg:y="9.124cm" draw:corner-radius="0.102cm">
          <text:p/>
        </draw:rect>
        <draw:rect draw:style-name="gr1" draw:text-style-name="P1" draw:layer="layout" svg:width="1.27cm" svg:height="1.27cm" svg:x="23.606cm" svg:y="7.981cm">
          <text:p/>
        </draw:rect>
        <draw:rect draw:style-name="gr2" draw:text-style-name="P1" draw:layer="layout" svg:width="0.635cm" svg:height="0.254cm" svg:x="24.559cm" svg:y="9.124cm" draw:corner-radius="0.102cm">
          <text:p/>
        </draw:rect>
        <draw:rect draw:style-name="gr1" draw:text-style-name="P1" draw:layer="layout" svg:width="1.27cm" svg:height="1.27cm" svg:x="20.05cm" svg:y="13.823cm">
          <text:p/>
        </draw:rect>
        <draw:rect draw:style-name="gr2" draw:text-style-name="P1" draw:layer="layout" svg:width="0.635cm" svg:height="0.254cm" svg:x="21.003cm" svg:y="14.966cm" draw:corner-radius="0.102cm">
          <text:p/>
        </draw:rect>
        <draw:rect draw:style-name="gr1" draw:text-style-name="P1" draw:layer="layout" svg:width="1.27cm" svg:height="1.27cm" svg:x="23.606cm" svg:y="13.823cm">
          <text:p/>
        </draw:rect>
        <draw:rect draw:style-name="gr2" draw:text-style-name="P1" draw:layer="layout" svg:width="0.635cm" svg:height="0.254cm" svg:x="24.559cm" svg:y="14.966cm" draw:corner-radius="0.102cm">
          <text:p/>
        </draw:rect>
        <draw:rect draw:style-name="gr1" draw:text-style-name="P1" draw:layer="layout" svg:width="1.27cm" svg:height="1.27cm" svg:x="28.94cm" svg:y="7.346cm">
          <text:p/>
        </draw:rect>
        <draw:rect draw:style-name="gr2" draw:text-style-name="P1" draw:layer="layout" svg:width="2.286cm" svg:height="2.54cm" svg:x="31.48cm" svg:y="9.886cm">
          <text:p/>
        </draw:rect>
        <draw:circle draw:style-name="gr13" draw:text-style-name="P2" draw:layer="layout" svg:width="0.217cm" svg:height="0.217cm" svg:x="33.404cm" svg:y="10.05cm">
          <text:p/>
        </draw:circle>
        <draw:rect draw:style-name="gr1" draw:text-style-name="P1" draw:layer="layout" svg:width="1.27cm" svg:height="1.27cm" svg:x="32.242cm" svg:y="8.888cm">
          <text:p/>
        </draw:rect>
        <draw:circle draw:style-name="gr14" draw:text-style-name="P2" draw:layer="layout" svg:width="0.217cm" svg:height="0.217cm" svg:x="31.644cm" svg:y="12.064cm">
          <text:p/>
        </draw:circle>
        <draw:rect draw:style-name="gr1" draw:text-style-name="P1" draw:layer="layout" svg:width="1.27cm" svg:height="1.27cm" svg:x="30.482cm" svg:y="10.902cm">
          <text:p/>
        </draw:rect>
        <draw:circle draw:style-name="gr15" draw:text-style-name="P2" draw:layer="layout" svg:width="0.217cm" svg:height="0.217cm" svg:x="31.644cm" svg:y="10.05cm">
          <text:p/>
        </draw:circle>
        <draw:rect draw:style-name="gr1" draw:text-style-name="P1" draw:layer="layout" svg:width="1.27cm" svg:height="1.27cm" svg:x="30.482cm" svg:y="8.888cm">
          <text:p/>
        </draw:rect>
        <draw:circle draw:style-name="gr16" draw:text-style-name="P2" draw:layer="layout" svg:width="0.217cm" svg:height="0.217cm" svg:x="33.422cm" svg:y="12.082cm">
          <text:p/>
        </draw:circle>
        <draw:rect draw:style-name="gr1" draw:text-style-name="P1" draw:layer="layout" svg:width="1.27cm" svg:height="1.27cm" svg:x="32.26cm" svg:y="10.92cm">
          <text:p/>
        </draw:rect>
        <draw:frame draw:style-name="gr4" draw:layer="layout" svg:width="4.826cm" svg:height="1.901cm" svg:x="33.004cm" svg:y="6.711cm">
          <draw:text-box>
            <text:p>Powercel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3H14M21S</meta:editing-duration>
    <meta:editing-cycles>4</meta:editing-cycles>
    <meta:generator>OpenOffice.org/3.3$Win32 OpenOffice.org_project/330m20$Build-9567</meta:generator>
    <dc:date>2016-06-13T13:10:50.16</dc:date>
    <dc:creator>Marshall Taylor</dc:creator>
    <meta:document-statistic meta:object-count="50"/>
  </office:meta>
</office:document-meta>
</file>